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25cm" fo:min-width="1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325cm" fo:min-width="1.248cm"/>
    </style:style>
    <style:style style:name="gr3" style:family="graphic" style:parent-style-name="standard">
      <style:graphic-properties draw:textarea-horizontal-align="justify" draw:textarea-vertical-align="middle" draw:auto-grow-height="false" fo:min-height="0.324cm" fo:min-width="1.24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11cm" fo:min-width="0.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92cm" fo:min-width="0.624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92cm" fo:min-width="0.6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2.8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7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71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6cm" fo:min-width="0.676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654cm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.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  <style:text-properties fo:font-size="18pt" fo:language="en" fo:country="GB"/>
    </style:style>
    <style:style style:name="P5" style:family="paragraph">
      <loext:graphic-properties draw:fill="none" draw:fill-color="#ffffff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747cm" svg:height="0.575cm" svg:x="10.188cm" svg:y="2.9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748cm" svg:height="0.575cm" svg:x="15.195cm" svg:y="2.9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747cm" svg:height="0.574cm" svg:x="10.188cm" svg:y="6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747cm" svg:height="0.574cm" svg:x="15.3cm" svg:y="6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747cm" svg:height="0.575cm" draw:transform="rotate (1.5707963267949) translate (13.387cm 6.063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188cm" svg:y1="3.204cm" svg:x2="8.462cm" svg:y2="4.317cm" draw:start-shape="id1" draw:start-glue-point="3" draw:end-shape="id2" draw:end-glue-point="4" svg:d="M10188 3204h-1726v1113" svg:viewBox="0 0 1727 1114">
          <text:p/>
        </draw:connector>
        <draw:connector draw:style-name="gr4" draw:text-style-name="P1" draw:layer="layout" svg:x1="8.462cm" svg:y1="6.24cm" svg:x2="10.188cm" svg:y2="7.273cm" draw:start-shape="id2" draw:start-glue-point="8" draw:end-shape="id3" draw:end-glue-point="3" svg:d="M8462 6240v1033h1726" svg:viewBox="0 0 1727 1034">
          <text:p/>
        </draw:connector>
        <draw:connector draw:style-name="gr4" draw:text-style-name="P1" draw:layer="layout" draw:line-skew="0.313cm" svg:x1="18.334cm" svg:y1="10.225cm" svg:x2="13.665cm" svg:y2="10.785cm" draw:start-shape="id4" draw:start-glue-point="2" draw:end-shape="id5" draw:end-glue-point="6" svg:d="M18334 10225v1375h-4669v-815" svg:viewBox="0 0 4670 1376">
          <text:p/>
        </draw:connector>
        <draw:connector draw:style-name="gr4" draw:text-style-name="P1" draw:layer="layout" svg:x1="11.935cm" svg:y1="7.273cm" svg:x2="15.3cm" svg:y2="7.273cm" draw:start-shape="id3" draw:start-glue-point="1" draw:end-shape="id6" draw:end-glue-point="3" svg:d="M11935 7273h3365" svg:viewBox="0 0 3366 1">
          <text:p/>
        </draw:connector>
        <draw:connector draw:style-name="gr4" draw:text-style-name="P1" draw:layer="layout" svg:x1="13.674cm" svg:y1="6.063cm" svg:x2="15.3cm" svg:y2="7.273cm" draw:start-shape="id7" draw:start-glue-point="3" draw:end-shape="id6" draw:end-glue-point="3" svg:d="M13674 6063v1210h1626" svg:viewBox="0 0 1627 1211">
          <text:p/>
        </draw:connector>
        <draw:connector draw:style-name="gr4" draw:text-style-name="P1" draw:layer="layout" svg:x1="15.195cm" svg:y1="3.204cm" svg:x2="13.674cm" svg:y2="4.316cm" draw:start-shape="id8" draw:start-glue-point="3" draw:end-shape="id7" draw:end-glue-point="1" svg:d="M15195 3204h-1521v1112" svg:viewBox="0 0 1522 1113">
          <text:p/>
        </draw:connector>
        <draw:custom-shape draw:style-name="gr5" draw:text-style-name="P1" xml:id="id2" draw:id="id2" draw:layer="layout" svg:width="1.922cm" svg:height="1.923cm" svg:x="7.501cm" svg:y="4.31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6" draw:text-style-name="P1" draw:layer="layout" svg:width="2.246cm" svg:height="2.684cm" svg:x="17.283cm" svg:y="3.8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3" draw:layer="layout" svg:x1="18.403cm" svg:y1="4.667cm" svg:x2="18.403cm" svg:y2="5.987cm">
            <text:p/>
          </draw:line>
        </draw:g>
        <draw:custom-shape draw:style-name="gr8" draw:text-style-name="P4" xml:id="id5" draw:id="id5" draw:layer="layout" svg:width="2.246cm" svg:height="2.684cm" svg:x="12.542cm" svg:y="8.101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3.358cm" svg:height="1.162cm" svg:x="14.025cm" svg:y="9.89cm">
          <draw:text-box>
            <text:p><text:span text:style-name="T3">V</text:span><text:span text:style-name="T4">d</text:span><text:span text:style-name="T3"> </text:span><text:span text:style-name="T3">= </text:span><text:span text:style-name="T3">K</text:span><text:span text:style-name="T4">d</text:span><text:span text:style-name="T3"> </text:span><text:span text:style-name="T3">I</text:span><text:span text:style-name="T4">d</text:span><text:span text:style-name="T2"> </text:span></text:p>
          </draw:text-box>
        </draw:frame>
        <draw:connector draw:style-name="gr4" draw:text-style-name="P2" draw:layer="layout" svg:x1="11.935cm" svg:y1="7.273cm" svg:x2="13.665cm" svg:y2="8.101cm" draw:start-shape="id3" draw:start-glue-point="1" draw:end-shape="id5" draw:end-glue-point="4" svg:d="M11935 7273h1730v828" svg:viewBox="0 0 1731 829">
          <text:p/>
        </draw:connector>
        <draw:connector draw:style-name="gr4" draw:text-style-name="P2" draw:layer="layout" svg:x1="11.935cm" svg:y1="3.204cm" svg:x2="13.674cm" svg:y2="4.316cm" draw:start-shape="id1" draw:start-glue-point="1" draw:end-shape="id7" draw:end-glue-point="1" svg:d="M11935 3204h1739v1112" svg:viewBox="0 0 1740 1113">
          <text:p/>
        </draw:connector>
        <draw:connector draw:style-name="gr4" draw:text-style-name="P2" draw:layer="layout" draw:line-skew="0.762cm" svg:x1="17.047cm" svg:y1="7.273cm" svg:x2="18.23cm" svg:y2="7.304cm" draw:start-shape="id6" draw:start-glue-point="1" draw:end-shape="id9" draw:end-glue-point="6" svg:d="M17047 7273h1353v31h-170" svg:viewBox="0 0 1354 32">
          <text:p/>
        </draw:connector>
        <draw:connector draw:style-name="gr4" draw:text-style-name="P2" draw:layer="layout" svg:x1="16.943cm" svg:y1="3.204cm" svg:x2="18.406cm" svg:y2="3.888cm" draw:start-shape="id8" draw:start-glue-point="1" draw:end-shape="id10" draw:end-glue-point="0" svg:d="M16943 3204h1463v684" svg:viewBox="0 0 1464 685">
          <text:p/>
        </draw:connector>
        <draw:connector draw:style-name="gr4" draw:text-style-name="P2" draw:layer="layout" draw:line-skew="-0.074cm" svg:x1="18.406cm" svg:y1="6.572cm" svg:x2="18.334cm" svg:y2="8.423cm" draw:start-shape="id10" draw:start-glue-point="2" draw:end-shape="id4" draw:end-glue-point="0" svg:d="M18406 6572v828h-72v1023" svg:viewBox="0 0 73 1852">
          <text:p/>
        </draw:connector>
        <draw:custom-shape draw:style-name="gr2" draw:text-style-name="P1" xml:id="id11" draw:id="id11" draw:layer="layout" svg:width="1.748cm" svg:height="0.575cm" svg:x="10.186cm" svg:y="11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747cm" svg:height="0.575cm" draw:transform="rotate (1.5707963267949) translate (8.17cm 10.236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934cm" svg:y1="11.55cm" svg:x2="13.665cm" svg:y2="10.785cm" draw:start-shape="id11" draw:start-glue-point="1" draw:end-shape="id5" draw:end-glue-point="6" svg:d="M11934 11550h1731v-765" svg:viewBox="0 0 1732 766">
          <text:p/>
        </draw:connector>
        <draw:connector draw:style-name="gr4" draw:text-style-name="P2" draw:layer="layout" svg:x1="8.457cm" svg:y1="8.489cm" svg:x2="10.188cm" svg:y2="7.273cm" draw:start-shape="id12" draw:start-glue-point="1" draw:end-shape="id3" draw:end-glue-point="3" svg:d="M8457 8489v-1216h1731" svg:viewBox="0 0 1732 1217">
          <text:p/>
        </draw:connector>
        <draw:connector draw:style-name="gr4" draw:text-style-name="P2" draw:layer="layout" svg:x1="8.457cm" svg:y1="10.236cm" svg:x2="10.186cm" svg:y2="11.55cm" draw:start-shape="id12" draw:start-glue-point="3" draw:end-shape="id11" draw:end-glue-point="3" svg:d="M8457 10236v1314h1729" svg:viewBox="0 0 1730 1315">
          <text:p/>
        </draw:connector>
        <draw:frame draw:style-name="gr10" draw:text-style-name="P6" draw:layer="layout" svg:width="1.213cm" svg:height="1.162cm" svg:x="10.57cm" svg:y="3.492cm">
          <draw:text-box>
            <text:p>R<text:span text:style-name="T5">1</text:span></text:p>
          </draw:text-box>
        </draw:frame>
        <draw:frame draw:style-name="gr10" draw:text-style-name="P6" draw:layer="layout" svg:width="1.213cm" svg:height="1.162cm" svg:x="10.546cm" svg:y="11.838cm">
          <draw:text-box>
            <text:p>R<text:span text:style-name="T5">7</text:span></text:p>
          </draw:text-box>
        </draw:frame>
        <draw:frame draw:style-name="gr11" draw:text-style-name="P6" draw:layer="layout" svg:width="1.212cm" svg:height="1.163cm" svg:x="15.627cm" svg:y="7.56cm">
          <draw:text-box>
            <text:p>R<text:span text:style-name="T5">5</text:span></text:p>
          </draw:text-box>
        </draw:frame>
        <draw:frame draw:style-name="gr12" draw:text-style-name="P6" draw:layer="layout" svg:width="1.213cm" svg:height="1.163cm" svg:x="10.497cm" svg:y="7.56cm">
          <draw:text-box>
            <text:p>R<text:span text:style-name="T5">4</text:span></text:p>
          </draw:text-box>
        </draw:frame>
        <draw:frame draw:style-name="gr13" draw:text-style-name="P6" draw:layer="layout" svg:width="1.212cm" svg:height="1.162cm" svg:x="13.795cm" svg:y="4.762cm">
          <draw:text-box>
            <text:p>R<text:span text:style-name="T5">3</text:span></text:p>
          </draw:text-box>
        </draw:frame>
        <draw:frame draw:style-name="gr13" draw:text-style-name="P6" draw:layer="layout" svg:width="1.212cm" svg:height="1.162cm" svg:x="15.529cm" svg:y="3.492cm">
          <draw:text-box>
            <text:p>R<text:span text:style-name="T5">2</text:span></text:p>
          </draw:text-box>
        </draw:frame>
        <draw:custom-shape draw:style-name="gr14" draw:text-style-name="P2" draw:layer="layout" svg:width="0.244cm" svg:height="0.269cm" svg:x="13.53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9" draw:id="id9" draw:layer="layout" svg:width="0.244cm" svg:height="0.269cm" svg:x="18.23cm" svg:y="7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45cm" svg:height="0.269cm" svg:x="13.535cm" svg:y="11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45cm" svg:height="0.27cm" svg:x="13.53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44cm" svg:height="0.269cm" svg:x="8.319cm" svg:y="7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176cm" svg:height="2.646cm" svg:x="12.31cm" svg:y="3.922cm">
          <draw:text-box>
            <text:p>+</text:p>
            <text:p>V<text:span text:style-name="T5">b</text:span></text:p>
            <text:p>-</text:p>
          </draw:text-box>
        </draw:frame>
        <draw:line draw:style-name="gr16" draw:text-style-name="P7" draw:layer="layout" svg:x1="9.13cm" svg:y1="8.489cm" svg:x2="9.13cm" svg:y2="10.458cm">
          <text:p/>
        </draw:line>
        <draw:frame draw:style-name="gr17" draw:text-style-name="P8" draw:layer="layout" svg:width="1.916cm" svg:height="1.904cm" svg:x="9.283cm" svg:y="8.749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18" draw:text-style-name="P7" draw:layer="layout" svg:x1="18.334cm" svg:y1="8.423cm" svg:x2="18.334cm" svg:y2="9.022cm">
            <text:p/>
          </draw:line>
          <draw:line draw:style-name="gr18" draw:text-style-name="P7" draw:layer="layout" svg:x1="17.541cm" svg:y1="9.027cm" svg:x2="19.127cm" svg:y2="9.027cm">
            <text:p/>
          </draw:line>
          <draw:line draw:style-name="gr18" draw:text-style-name="P7" draw:layer="layout" svg:x1="17.542cm" svg:y1="9.629cm" svg:x2="19.128cm" svg:y2="9.629cm">
            <text:p/>
          </draw:line>
          <draw:line draw:style-name="gr18" draw:text-style-name="P7" draw:layer="layout" svg:x1="18.334cm" svg:y1="9.626cm" svg:x2="18.334cm" svg:y2="10.225cm">
            <text:p/>
          </draw:line>
        </draw:g>
        <draw:line draw:style-name="gr16" draw:text-style-name="P7" draw:layer="layout" svg:x1="19.486cm" svg:y1="7.903cm" svg:x2="19.486cm" svg:y2="9.872cm">
          <text:p/>
        </draw:line>
        <draw:frame draw:style-name="gr13" draw:text-style-name="P6" draw:layer="layout" svg:width="1.212cm" svg:height="1.162cm" svg:x="17.121cm" svg:y="9.629cm">
          <draw:text-box>
            <text:p>C</text:p>
          </draw:text-box>
        </draw:frame>
        <draw:frame draw:style-name="gr19" draw:text-style-name="P6" draw:layer="layout" svg:width="0.89cm" svg:height="1.004cm" svg:x="8.145cm" svg:y="2.2cm">
          <draw:text-box>
            <text:p>1</text:p>
          </draw:text-box>
        </draw:frame>
        <draw:frame draw:style-name="gr20" draw:text-style-name="P6" draw:layer="layout" svg:width="0.889cm" svg:height="1.004cm" svg:x="13.154cm" svg:y="2.2cm">
          <draw:text-box>
            <text:p>2</text:p>
          </draw:text-box>
        </draw:frame>
        <draw:frame draw:style-name="gr19" draw:text-style-name="P6" draw:layer="layout" svg:width="0.89cm" svg:height="1.004cm" svg:x="17.848cm" svg:y="2.2cm">
          <draw:text-box>
            <text:p>3</text:p>
          </draw:text-box>
        </draw:frame>
        <draw:frame draw:style-name="gr19" draw:text-style-name="P6" draw:layer="layout" svg:width="0.89cm" svg:height="1.004cm" svg:x="13.675cm" svg:y="6.373cm">
          <draw:text-box>
            <text:p>5</text:p>
          </draw:text-box>
        </draw:frame>
        <draw:frame draw:style-name="gr21" draw:text-style-name="P6" draw:layer="layout" svg:width="0.89cm" svg:height="1.003cm" svg:x="8.145cm" svg:y="11.592cm">
          <draw:text-box>
            <text:p>7</text:p>
          </draw:text-box>
        </draw:frame>
        <draw:frame draw:style-name="gr19" draw:text-style-name="P6" draw:layer="layout" svg:width="0.89cm" svg:height="1.004cm" svg:x="18.371cm" svg:y="6.79cm">
          <draw:text-box>
            <text:p>6</text:p>
          </draw:text-box>
        </draw:frame>
        <draw:frame draw:style-name="gr22" draw:text-style-name="P6" draw:layer="layout" svg:width="1.2cm" svg:height="0.962cm" svg:x="13.2cm" svg:y="11.638cm">
          <draw:text-box>
            <text:p>8</text:p>
          </draw:text-box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8:58.282352340</meta:creation-date>
    <dc:date>2021-04-04T17:43:06.743338827</dc:date>
    <meta:editing-duration>PT29M58S</meta:editing-duration>
    <meta:editing-cycles>4</meta:editing-cycles>
    <meta:generator>LibreOffice/6.4.6.2$Linux_X86_64 LibreOffice_project/40$Build-2</meta:generator>
    <meta:document-statistic meta:object-count="78"/>
  </office:meta>
</office:document-meta>
</file>